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15000002E85BEBD40BF1FAB9DF.png" manifest:media-type="image/png"/>
  <manifest:file-entry manifest:full-path="Pictures/1000020100000515000002E81CA0CA1CD7885831.png" manifest:media-type="image/png"/>
  <manifest:file-entry manifest:full-path="Pictures/1000020100000515000002E8894C61BE29525B1B.png" manifest:media-type="image/png"/>
  <manifest:file-entry manifest:full-path="Pictures/1000020100000515000002E89500CC287DFB0E1B.png" manifest:media-type="image/png"/>
  <manifest:file-entry manifest:full-path="Pictures/1000020100000515000002E85152071BF375C3BB.png" manifest:media-type="image/png"/>
  <manifest:file-entry manifest:full-path="Pictures/1000020100000515000002E8515B75B53A2A26DA.png" manifest:media-type="image/png"/>
  <manifest:file-entry manifest:full-path="Pictures/1000020100000515000002E8E0CAE72A17DA60F8.png" manifest:media-type="image/png"/>
  <manifest:file-entry manifest:full-path="Pictures/1000020100000515000002E84FBB963D8AE06283.png" manifest:media-type="image/png"/>
  <manifest:file-entry manifest:full-path="Pictures/1000020100000515000002E85D78B7CF65D239D5.png" manifest:media-type="image/png"/>
  <manifest:file-entry manifest:full-path="Pictures/1000020100000515000002E8BF949FE815ECF15E.png" manifest:media-type="image/png"/>
  <manifest:file-entry manifest:full-path="Pictures/1000020100000515000002E8692FCD01EA548466.png" manifest:media-type="image/png"/>
  <manifest:file-entry manifest:full-path="Pictures/1000020100000515000002E8229BD72166E26C0D.png" manifest:media-type="image/png"/>
  <manifest:file-entry manifest:full-path="Pictures/1000020100000515000002E8B4E8F17DC55D095E.png" manifest:media-type="image/png"/>
  <manifest:file-entry manifest:full-path="Pictures/1000020100000515000002E8948DECF1BB3CA27D.png" manifest:media-type="image/png"/>
  <manifest:file-entry manifest:full-path="Pictures/1000020100000515000002E879284AFD0C1C4566.png" manifest:media-type="image/png"/>
  <manifest:file-entry manifest:full-path="Pictures/1000020100000515000002E8CEDCED19DF0D883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7.126cm, 5.046cm, 2.589cm, 9.5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5.099cm, 6.634cm, 4.108cm, 10.62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7.426cm, 5.652cm, 2.805cm, 10.58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6.149cm, 5.579cm, 3.956cm, 10.55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8.206cm, 6.819cm, 1.215cm, 10.271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5.66cm, 9.581cm, 5.62cm, 10.977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5.562cm, 6.71cm, 4.267cm, 11.04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7.01cm, 11.151cm, 5.265cm, 11.351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6.498cm, 7.193cm, 2.94cm, 11.776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6.186cm, 7.108cm, 3.875cm, 11.605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6.498cm, 11.008cm, 4.868cm, 11.464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5.958cm, 11.024cm, 6.401cm, 11.663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8.059cm, 7.28cm, 1.577cm, 11.776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8.761cm, 7.108cm, 1.423cm, 11.83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6.964cm, 8.553cm, 3.119cm, 11.379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7.488cm, 6.313cm, 2.579cm, 10.75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Image1" text:anchor-type="paragraph" svg:x="0.476cm" svg:y="0.229cm" svg:width="15.108cm" svg:height="7.595cm" draw:z-index="15"><draw:image xlink:href="Pictures/1000020100000515000002E8B4E8F17DC55D095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paragraph" svg:x="1.859cm" svg:y="0.268cm" svg:width="13.647cm" svg:height="8.329cm" draw:z-index="0"><draw:image xlink:href="Pictures/1000020100000515000002E8229BD72166E26C0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3" text:anchor-type="paragraph" svg:x="0.963cm" svg:y="0.171cm" svg:width="15.602cm" svg:height="8.105cm" draw:z-index="1"><draw:image xlink:href="Pictures/1000020100000515000002E85D78B7CF65D239D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Image4" text:anchor-type="paragraph" svg:x="1.217cm" svg:y="0.222cm" svg:width="13.548cm" svg:height="7.093cm" draw:z-index="2"><draw:image xlink:href="Pictures/1000020100000515000002E8BF949FE815ECF15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5" draw:name="Image5" text:anchor-type="paragraph" svg:x="1.184cm" svg:y="0.305cm" svg:width="13.185cm" svg:height="7.805cm" draw:z-index="3"><draw:image xlink:href="Pictures/1000020100000515000002E879284AFD0C1C456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6" draw:name="Image6" text:anchor-type="paragraph" svg:x="1.575cm" svg:y="0.083cm" svg:width="11.285cm" svg:height="6.84cm" draw:z-index="4"><draw:image xlink:href="Pictures/1000020100000515000002E84FBB963D8AE0628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7" draw:name="Image7" text:anchor-type="paragraph" svg:x="1.383cm" svg:y="0.367cm" svg:width="13.224cm" svg:height="7.818cm" draw:z-index="5"><draw:image xlink:href="Pictures/1000020100000515000002E8692FCD01EA54846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8" draw:name="Image8" text:anchor-type="paragraph" svg:x="0.49cm" svg:y="1.36cm" svg:width="11.114cm" svg:height="6.907cm" draw:z-index="6"><draw:image xlink:href="Pictures/1000020100000515000002E8CEDCED19DF0D883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9" draw:name="Image9" text:anchor-type="paragraph" svg:x="-0.099cm" svg:y="0.423cm" svg:width="14.407cm" svg:height="9.553cm" draw:z-index="7"><draw:image xlink:href="Pictures/1000020100000515000002E8E0CAE72A17DA60F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0" draw:name="Image10" text:anchor-type="paragraph" svg:x="0.259cm" svg:y="0.212cm" svg:width="14.646cm" svg:height="8.971cm" draw:z-index="8"><draw:image xlink:href="Pictures/1000020100000515000002E8948DECF1BB3CA27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1" draw:name="Image11" text:anchor-type="paragraph" svg:x="-0.026cm" svg:y="0.185cm" svg:width="11.141cm" svg:height="7.754cm" draw:z-index="9"><draw:image xlink:href="Pictures/1000020100000515000002E8515B75B53A2A26D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2" draw:name="Image12" text:anchor-type="paragraph" svg:x="0.55cm" svg:y="0.159cm" svg:width="10.941cm" svg:height="6.828cm" draw:z-index="10"><draw:image xlink:href="Pictures/1000020100000515000002E85152071BF375C3B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3" draw:name="Image13" text:anchor-type="paragraph" svg:x="0.339cm" svg:y="0.106cm" svg:width="14.328cm" svg:height="9.368cm" draw:z-index="11"><draw:image xlink:href="Pictures/1000020100000515000002E89500CC287DFB0E1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4" draw:name="Image14" text:anchor-type="paragraph" svg:x="0.457cm" svg:y="0.026cm" svg:width="13.123cm" svg:height="8.052cm" draw:z-index="12"><draw:image xlink:href="Pictures/1000020100000515000002E8894C61BE29525B1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5" draw:name="Image15" text:anchor-type="paragraph" svg:x="0.372cm" svg:y="0.265cm" svg:width="12.282cm" svg:height="8.139cm" draw:z-index="13"><draw:image xlink:href="Pictures/1000020100000515000002E81CA0CA1CD788583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6" draw:name="Image16" text:anchor-type="paragraph" svg:x="0.57cm" svg:y="0.459cm" svg:width="14.711cm" svg:height="8.153cm" draw:z-index="14"><draw:image xlink:href="Pictures/1000020100000515000002E85BEBD40BF1FAB9D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7T14:40:44.780056898</meta:creation-date>
    <dc:date>2018-06-18T09:56:09.158810235</dc:date>
    <meta:editing-duration>PT1H9M47S</meta:editing-duration>
    <meta:editing-cycles>7</meta:editing-cycles>
    <meta:generator>LibreOffice/5.1.6.2$Linux_X86_64 LibreOffice_project/10m0$Build-2</meta:generator>
    <meta:document-statistic meta:table-count="0" meta:image-count="16" meta:object-count="0" meta:page-count="1" meta:paragraph-count="0" meta:word-count="0" meta:character-count="0" meta:non-whitespace-character-count="0"/>
  </office:meta>
</office:document-meta>
</file>